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Segoe UI" svg:font-family="'Segoe UI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Segoe UI" fo:font-size="11pt" fo:font-weight="normal" fo:background-color="transparent" style:font-name-asian="Segoe UI" style:font-name-complex="Segoe UI"/>
    </style:style>
    <style:style style:name="P2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T1" style:family="text">
      <style:text-properties officeooo:rsid="001b9044"/>
    </style:style>
    <style:style style:name="T2" style:family="text">
      <style:text-properties officeooo:rsid="001d36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Text file please ONLY answer the following questions to contribute to Hacktoberfest 2021 and to make a Pull Request.</text:p>
      <text:p text:style-name="P1"/>
      <text:p text:style-name="P1">Note: These are very easy questions and for beginners in Open source community.</text:p>
      <text:p text:style-name="P2"/>
      <text:p text:style-name="P2">Q 1: What is JavaScript ?</text:p>
      <text:p text:style-name="P2">Ans: </text:p>
      <text:p text:style-name="P2">Q 2 : Print sum of 2 numbers using console.log().</text:p>
      <text:p text:style-name="P2">Ans:</text:p>
      <text:p text:style-name="P2">Q 4 : How many ways are there to declare variable in JavaScript ?</text:p>
      <text:p text:style-name="P2">Ans : </text:p>
      <text:p text:style-name="P2">Q 5: Declare a variable in javaScript using let.</text:p>
      <text:p text:style-name="P2">Ans: </text:p>
      <text:p text:style-name="P2">Q 6 : How to add <text:s/>single comment in JavaScript ?</text:p>
      <text:p text:style-name="P2">Ans:</text:p>
      <text:p text:style-name="P2">Q 7: How to create an Array of integers in JavaScript ?</text:p>
      <text:p text:style-name="P2">Ans: </text:p>
      <text:p text:style-name="P2">Q 8: How many data types are there in JavaScript ?</text:p>
      <text:p text:style-name="P2">Ans: <text:span text:style-name="T1">5</text:span></text:p>
      <text:p text:style-name="P2">Q 9: Why are loops used for in any programming <text:s/>language ?</text:p>
      <text:p text:style-name="P2">Ans: </text:p>
      <text:p text:style-name="P2">Q 10: Name different types of Loops in JavaScript ?</text:p>
      <text:p text:style-name="P2">Ans: <text:span text:style-name="T2">For Loop, for/in, for/of, while, do/while</text:span></text:p>
      <text:p text:style-name="P2">Q 11: How to declare for loop in JavaScript ?</text:p>
      <text:p text:style-name="P2">Ans: </text:p>
      <text:p text:style-name="P2">Q 12: How many ways can you print output in JavaScript?</text:p>
      <text:p text:style-name="P2">Ans:</text:p>
      <text:p text:style-name="P2">Q 13 : How to add Multi-Line Comments in JavaScript ?</text:p>
      <text:p text:style-name="P2"><text:soft-page-break/>Ans: </text:p>
      <text:p text:style-name="P2">Q 14: <text:s/>How to select an element from HTML by ID using JavaScript ? <text:s/></text:p>
      <text:p text:style-name="P2">Ans :</text:p>
      <text:p text:style-name="P2">Q 15: <text:s/>Write down JavaScript comparison operators ?</text:p>
      <text:p text:style-name="P2">Ans 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Segoe UI" svg:font-family="'Segoe UI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22:35:20.039701925</dc:date>
    <meta:editing-duration>PT3M21S</meta:editing-duration>
    <meta:editing-cycles>2</meta:editing-cycles>
    <meta:generator>LibreOffice/7.1.6.2$Linux_X86_64 LibreOffice_project/10$Build-2</meta:generator>
    <meta:document-statistic meta:table-count="0" meta:image-count="0" meta:object-count="0" meta:page-count="2" meta:paragraph-count="30" meta:word-count="207" meta:character-count="1034" meta:non-whitespace-character-count="844"/>
  </office:meta>
</office:document-meta>
</file>